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a708b" officeooo:paragraph-rsid="001a708b" style:font-size-asian="14pt" style:font-size-complex="16pt"/>
    </style:style>
    <style:style style:name="P2" style:family="paragraph" style:parent-style-name="Standard">
      <style:text-properties fo:font-size="16pt" officeooo:rsid="001a708b" officeooo:paragraph-rsid="001abfe4" style:font-size-asian="14pt" style:font-size-complex="16pt"/>
    </style:style>
    <style:style style:name="P3" style:family="paragraph" style:parent-style-name="Standard">
      <style:text-properties fo:font-size="16pt" officeooo:rsid="001abfe4" officeooo:paragraph-rsid="001abfe4" style:font-size-asian="14pt" style:font-size-complex="16pt"/>
    </style:style>
    <style:style style:name="P4" style:family="paragraph" style:parent-style-name="Standard">
      <style:text-properties fo:font-size="16pt" officeooo:rsid="001c7af5" officeooo:paragraph-rsid="001c7af5" style:font-size-asian="14pt" style:font-size-complex="16pt"/>
    </style:style>
    <style:style style:name="P5" style:family="paragraph" style:parent-style-name="Standard">
      <style:text-properties style:font-name="Courier New" fo:font-size="10pt" officeooo:rsid="001c7af5" officeooo:paragraph-rsid="001c7af5" style:font-size-asian="14pt" style:font-size-complex="16pt"/>
    </style:style>
    <style:style style:name="P6" style:family="paragraph" style:parent-style-name="Standard">
      <style:text-properties style:font-name="Courier New" fo:font-size="10pt" officeooo:rsid="001c7af5" officeooo:paragraph-rsid="001c7af5" style:font-size-asian="14pt" style:font-size-complex="16pt"/>
    </style:style>
    <style:style style:name="P7" style:family="paragraph" style:parent-style-name="Standard">
      <style:text-properties style:font-name="Courier New" fo:font-size="10pt" officeooo:rsid="001dc93d" officeooo:paragraph-rsid="001dc93d" style:font-size-asian="14pt" style:font-size-complex="16pt"/>
    </style:style>
    <style:style style:name="P8" style:family="paragraph" style:parent-style-name="Standard">
      <style:text-properties style:font-name="Courier New" fo:font-size="10pt" officeooo:rsid="001f0abc" officeooo:paragraph-rsid="001f0abc" style:font-size-asian="14pt" style:font-size-complex="16pt"/>
    </style:style>
    <style:style style:name="T1" style:family="text">
      <style:text-properties officeooo:rsid="001abf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vidia Xavier development tools</text:p>
      <text:p text:style-name="P1"/>
      <text:p text:style-name="P1"/>
      <text:p text:style-name="P1"/>
      <text:p text:style-name="P1">step1.. <text:s/>install the linux system <text:s/>ubuntu 16.04</text:p>
      <text:p text:style-name="P1"/>
      <text:p text:style-name="P1"/>
      <text:p text:style-name="P1"><text:s/>First <text:s text:c="2"/>download the ubuntu 16.04 iso from the aliyun iso website ,then use the usbdriver make the start-dev ,last install the linux syste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2. <text:s/>Install the <text:s/>sdkmanager from the nvida website</text:p>
      <text:p text:style-name="P1"/>
      <text:p text:style-name="P1"/>
      <text:p text:style-name="P1"><text:a xlink:type="simple" xlink:href="https://developer.nvidia.com/drive/downloads" text:style-name="Internet_20_link" text:visited-style-name="Visited_20_Internet_20_Link">https://developer.nvidia.com/drive/downloads</text:a></text:p>
      <text:p text:style-name="P1"/>
      <text:p text:style-name="P1">download the nvida sdk manager</text:p>
      <text:p text:style-name="P1"/>
      <text:p text:style-name="P1"/>
      <text:p text:style-name="P1">input</text:p>
      <text:p text:style-name="P1"/>
      <text:p text:style-name="P1">dpkg -i <text:s/>(Name)</text:p>
      <text:p text:style-name="P1"/>
      <text:p text:style-name="P1"/>
      <text:p text:style-name="P1"/>
      <text:p text:style-name="P1"/>
      <text:p text:style-name="P1"/>
      <text:p text:style-name="P1">flashing</text:p>
      <text:p text:style-name="P1">step3 <text:s/>Debug the camera</text:p>
      <text:p text:style-name="P1"/>
      <text:p text:style-name="P2">link: <text:s text:c="2"/></text:p>
      <text:p text:style-name="P2"><text:a xlink:type="simple" xlink:href="https://developer.nvidia.com/drive/learn/tutorial-camera" text:style-name="Internet_20_link" text:visited-style-name="Visited_20_Internet_20_Link"><text:span text:style-name="T1">https://developer.nvidia.com/drive/learn/tutorial-camera</text:span></text:a></text:p>
      <text:p text:style-name="P2"/>
      <text:p text:style-name="P3"><text:soft-page-break/>the sample </text:p>
      <text:p text:style-name="P3"/>
      <text:p text:style-name="P4">link:</text:p>
      <text:p text:style-name="P4"><text:a xlink:type="simple" xlink:href="https://docs.nvidia.com/drive/active/5.1.6.0L/nvvib_docs/index.html#page/DRIVE_OS_Linux_SDK_Development_Guide%2FCamera%2Fcamera_xavier.html%23wwpID0E0SB0HA" text:style-name="Internet_20_link" text:visited-style-name="Visited_20_Internet_20_Link">https://docs.nvidia.com/drive/active/5.1.6.0L/nvvib_docs/index.html#page/DRIVE_OS_Linux_SDK_Development_Guide%2FCamera%2Fcamera_xavier.html%23wwpID0E0SB0HA</text:a></text:p>
      <text:p text:style-name="P4"/>
      <text:p text:style-name="P4"/>
      <text:p text:style-name="P4"/>
      <text:p text:style-name="P4"/>
      <text:p text:style-name="P4">/home/nvidia/drive-t186ref-linux/samples/nvmedia/ipp_raw/&lt;x11/wayland/egldevice&gt;</text:p>
      <text:p text:style-name="P4"/>
      <text:p text:style-name="P4"/>
      <text:p text:style-name="P5">./nvmipp_raw -cf ../ddpx-a.conf -c SF3324-CSI-A -d 0</text:p>
      <text:p text:style-name="P5"/>
      <text:p text:style-name="P5"/>
      <text:p text:style-name="P5"><text:s text:c="66"/>选择 SF3324</text:p>
      <text:p text:style-name="P5"/>
      <text:p text:style-name="P5"/>
      <text:p text:style-name="P7">1.</text:p>
      <text:p text:style-name="P7">SF3324-CSI-A <text:s text:c="4"/>dev1</text:p>
      <text:p text:style-name="P7"/>
      <text:p text:style-name="P7"/>
      <text:p text:style-name="P7"/>
      <text:p text:style-name="P7">SF3324-CSI-C <text:s/></text:p>
      <text:p text:style-name="P7"/>
      <text:p text:style-name="P7"/>
      <text:p text:style-name="P7">SF3324-CSI-E</text:p>
      <text:p text:style-name="P7"/>
      <text:p text:style-name="P7"/>
      <text:p text:style-name="P7"/>
      <text:p text:style-name="P7"/>
      <text:p text:style-name="P7">2.3325</text:p>
      <text:p text:style-name="P7">SF3325-CSI-A</text:p>
      <text:p text:style-name="P7"/>
      <text:p text:style-name="P7">SF3325-CSI-C</text:p>
      <text:p text:style-name="P7"/>
      <text:p text:style-name="P7">SF3325-CSI-E</text:p>
      <text:p text:style-name="P7"/>
      <text:p text:style-name="P7">SF3325-CSI-G</text:p>
      <text:p text:style-name="P7"/>
      <text:p text:style-name="P7"/>
      <text:p text:style-name="P7">3.3325-TRIO</text:p>
      <text:p text:style-name="P7">SF3325-TRIO-AB</text:p>
      <text:p text:style-name="P7"/>
      <text:p text:style-name="P7">SF3325-TRIO-CD</text:p>
      <text:p text:style-name="P7"/>
      <text:p text:style-name="P7">SF3325-TRIO-GH</text:p>
      <text:p text:style-name="P7"/>
      <text:p text:style-name="P7">4.3324-TRIO</text:p>
      <text:p text:style-name="P7"/>
      <text:p text:style-name="P7">SF3324-TRIO-AB</text:p>
      <text:p text:style-name="P7"/>
      <text:p text:style-name="P7"><text:soft-page-break/>SF3324-TRIO-CD</text:p>
      <text:p text:style-name="P7"/>
      <text:p text:style-name="P7">SF3324-TRIO-EF</text:p>
      <text:p text:style-name="P7"/>
      <text:p text:style-name="P7">SF3324-TRIO-GH</text:p>
      <text:p text:style-name="P7"/>
      <text:p text:style-name="P7">5.SF3324-CSI</text:p>
      <text:p text:style-name="P7"/>
      <text:p text:style-name="P7">SF3324-CSI-AB</text:p>
      <text:p text:style-name="P7"/>
      <text:p text:style-name="P7">SF3324-CSI-CD</text:p>
      <text:p text:style-name="P7"/>
      <text:p text:style-name="P7">SF3324-CSI-EF</text:p>
      <text:p text:style-name="P7"/>
      <text:p text:style-name="P7">SF3324-CSI-GH</text:p>
      <text:p text:style-name="P7"/>
      <text:p text:style-name="P7">6.SF3325-CSI</text:p>
      <text:p text:style-name="P7"/>
      <text:p text:style-name="P8">SF3325-CSI-AB</text:p>
      <text:p text:style-name="P8"/>
      <text:p text:style-name="P8">SF3325-CSI-CD</text:p>
      <text:p text:style-name="P8"/>
      <text:p text:style-name="P8">SF3325-CSI-EF</text:p>
      <text:p text:style-name="P8"/>
      <text:p text:style-name="P8">SF3325-CSI-GH</text:p>
      <text:p text:style-name="P8"/>
      <text:p text:style-name="P8">7…..</text:p>
      <text:p text:style-name="P8"/>
      <text:p text:style-name="P8"/>
      <text:p text:style-name="P8"/>
      <text:p text:style-name="P8">共有40个capture nam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4:49:54.301855230</meta:creation-date>
    <dc:date>2019-07-16T14:00:13.494409445</dc:date>
    <meta:editing-duration>PT9M2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48" meta:word-count="110" meta:character-count="1212" meta:non-whitespace-character-count="1070"/>
  </office:meta>
</office:document-meta>
</file>